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0cm" svg:y="10.811cm">
            <draw:object draw:notify-on-update-of-ranges="Sheet1.B1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2.445cm" svg:y="1.434cm">
            <draw:object draw:notify-on-update-of-ranges="Sheet1.E1:Sheet1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23:28:25.863326475</meta:creation-date>
    <dc:date>2020-01-12T23:32:29.448301695</dc:date>
    <meta:editing-duration>PT4M4S</meta:editing-duration>
    <meta:editing-cycles>1</meta:editing-cycles>
    <meta:document-statistic meta:table-count="1" meta:cell-count="68" meta:object-count="2"/>
    <meta:generator>LibreOffice/6.3.4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B1:Sheet1.B23" svg:x="0.319cm" svg:y="0.18cm" svg:width="12.508cm" svg:height="8.645cm">
          <chartooo:coordinate-region svg:x="0.94cm" svg:y="0.379cm" svg:width="11.5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3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B1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E1:Sheet1.E11" svg:x="0.319cm" svg:y="0.18cm" svg:width="12.508cm" svg:height="8.646cm">
          <chartooo:coordinate-region svg:x="1.126cm" svg:y="0.379cm" svg:width="11.51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E1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